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style:language-asian="zxx" style:country-asian="none" style:language-complex="zxx" style:country-complex="none"/>
    </style:style>
    <style:style style:name="P3" style:family="paragraph" style:parent-style-name="Standard" style:list-style-name="L1">
      <style:text-properties fo:language="en" fo:country="GB" style:language-asian="zxx" style:country-asian="none" style:language-complex="zxx" style:country-complex="none"/>
    </style:style>
    <style:style style:name="P4" style:family="paragraph" style:parent-style-name="Standard" style:list-style-name="L2">
      <style:text-properties fo:language="en" fo:country="GB" style:language-asian="zxx" style:country-asian="none" style:language-complex="zxx" style:country-complex="none"/>
    </style:style>
    <style:style style:name="P5" style:family="paragraph" style:parent-style-name="Standard" style:list-style-name="L3">
      <style:text-properties fo:language="en" fo:country="GB" style:language-asian="zxx" style:country-asian="none" style:language-complex="zxx" style:country-complex="none"/>
    </style:style>
    <style:style style:name="P6" style:family="paragraph" style:parent-style-name="Standard">
      <style:text-properties fo:language="en" fo:country="GB" officeooo:rsid="00055566" officeooo:paragraph-rsid="00055566" style:language-asian="zxx" style:country-asian="none" style:language-complex="zxx" style:country-complex="none"/>
    </style:style>
    <style:style style:name="P7" style:family="paragraph" style:parent-style-name="Heading_20_1">
      <style:text-properties fo:language="en" fo:country="GB" style:language-asian="zxx" style:country-asian="none" style:language-complex="zxx" style:country-complex="none"/>
    </style:style>
    <style:style style:name="P8" style:family="paragraph" style:parent-style-name="Heading_20_2">
      <style:text-properties fo:language="en" fo:country="GB" style:language-asian="zxx" style:country-asian="none" style:language-complex="zxx" style:country-complex="none"/>
    </style:style>
    <style:style style:name="P9" style:family="paragraph" style:parent-style-name="Heading_20_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officeooo:rsid="000557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8" text:outline-level="2">Data retrieving scripts</text:h>
      <text:h text:style-name="P9"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3375176922983917264" text:style-name="L1">
        <text:list-item>
          <text:p text:style-name="P3">EC numbers of proteins found in the annotation file</text:p>
        </text:list-item>
        <text:list-item>
          <text:p text:style-name="P3">The annotation type, primary or RefSeq, both when available</text:p>
        </text:list-item>
        <text:list-item>
          <text:p text:style-name="P3">A cross reference used to get the Uniprot accession number of the protein, that is also downloaded by the script</text:p>
        </text:list-item>
      </text:list>
      <text:p text:style-name="P1">All these informations are stored in an ORM database, detailed in the next paragraph. </text:p>
      <text:h text:style-name="P9"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5454870278609559212" text:style-name="L2">
        <text:list-item>
          <text:p text:style-name="P4">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4"/>
        </text:list-item>
        <text:list-item>
          <text:p text:style-name="P4">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1372617035298182741" text:style-name="L3">
        <text:list-item>
          <text:p text:style-name="P5"><text:span text:style-name="T1">Metacyc:</text:span> We can do a research from:</text:p>
          <text:list>
            <text:list-item>
              <text:p text:style-name="P5">EC numbers</text:p>
            </text:list-item>
            <text:list-item>
              <text:p text:style-name="P5">The names of compounds, genes, proteins or pathways</text:p>
            </text:list-item>
            <text:list-item>
              <text:p text:style-name="P5">A PGDB ID (Pathway Genome DataBase) (common to biocyc websites)</text:p>
              <text:list>
                <text:list-item>
                  <text:p text:style-name="P5">Can be turn into an SBML file</text:p>
                </text:list-item>
              </text:list>
            </text:list-item>
            <text:list-item>
              <text:p text:style-name="P5">A Biocyc locus ID</text:p>
            </text:list-item>
            <text:list-item>
              <text:p text:style-name="P5">An ID from other databases (Uniprot, NCBI..)</text:p>
            </text:list-item>
          </text:list>
        </text:list-item>
        <text:list-item>
          <text:p text:style-name="P5">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6"><text:soft-page-break/>The menaquinone pathway (vitamin k)</text:p>
      <text:p text:style-name="P6">On of the main precursor is the chorismate, <text:span text:style-name="T2">which is a dicarboxylate. Chorismate is used during the synthesis of several components, such as tyrosine amino acid, vitamine k and folate (b9 vitami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4.3.6.2$Linux_X86_64 LibreOffice_project/430$Build-2</meta:generator>
    <dc:date>2016-03-02T17:05:20.99</dc:date>
    <meta:document-statistic meta:table-count="0" meta:image-count="0" meta:object-count="0" meta:page-count="3" meta:paragraph-count="46" meta:word-count="833" meta:character-count="5162" meta:non-whitespace-character-count="4383"/>
    <meta:user-defined meta:name="Info 1"/>
    <meta:user-defined meta:name="Info 2"/>
    <meta:user-defined meta:name="Info 3"/>
    <meta:user-defined meta:name="Info 4"/>
  </office:meta>
</office:document-meta>
</file>